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C2F000006BA1328136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ce style:name="Arial3" svg:font-family="Arial, Helvetica, sans-serif, Verdana, Tahoma"/>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8.018cm" fo:margin-left="-0.016cm" fo:margin-right="0cm" table:align="margins"/>
    </style:style>
    <style:style style:name="Tabela1.A" style:family="table-column">
      <style:table-column-properties style:column-width="8.742cm" style:rel-column-width="31795*"/>
    </style:style>
    <style:style style:name="Tabela1.B" style:family="table-column">
      <style:table-column-properties style:column-width="0.252cm" style:rel-column-width="917*"/>
    </style:style>
    <style:style style:name="Tabela1.C" style:family="table-column">
      <style:table-column-properties style:column-width="9.024cm" style:rel-column-width="32823*"/>
    </style:style>
    <style:style style:name="Tabela1.A1" style:family="table-cell">
      <style:table-cell-properties fo:padding="0.097cm" fo:border="none"/>
    </style:style>
    <style:style style:name="P1" style:family="paragraph" style:parent-style-name="Standard">
      <style:paragraph-properties fo:text-align="center" style:justify-single-word="false" style:text-autospace="none"/>
      <style:text-properties style:font-name="Arial1" fo:font-size="8pt" style:font-name-asian="Arial1" style:font-size-asian="8pt" style:font-name-complex="Arial1" style:font-size-complex="8pt"/>
    </style:style>
    <style:style style:name="P2" style:family="paragraph" style:parent-style-name="Standard">
      <style:text-properties style:font-name="Arial1" style:font-name-asian="Arial1" style:font-name-complex="Arial1"/>
    </style:style>
    <style:style style:name="P3" style:family="paragraph" style:parent-style-name="Standard">
      <style:paragraph-properties fo:margin-left="3cm" fo:margin-right="0cm" fo:text-align="center" style:justify-single-word="false" fo:text-indent="0cm" style:auto-text-indent="false" style:text-autospace="none"/>
      <style:text-properties style:font-name="Arial1" fo:font-size="16pt" fo:font-weight="bold" style:font-name-asian="Arial1" style:font-size-asian="16pt" style:font-weight-asian="bold" style:font-name-complex="Arial1" style:font-size-complex="16pt" style:font-weight-complex="bold"/>
    </style:style>
    <style:style style:name="P4" style:family="paragraph" style:parent-style-name="Standard">
      <style:paragraph-properties fo:margin-left="0cm" fo:margin-right="0cm" fo:text-align="justify" style:justify-single-word="false" fo:text-indent="0cm" style:auto-text-indent="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Standard">
      <style:paragraph-properties fo:margin-top="0.199cm" fo:margin-bottom="0cm" fo:text-align="justify" style:justify-single-word="false" style:text-autospace="none"/>
      <style:text-properties style:font-name="Arial1" fo:font-size="12pt" style:font-name-asian="Arial1" style:font-size-asian="12pt" style:font-name-complex="Arial1" style:font-size-complex="12pt"/>
    </style:style>
    <style:style style:name="P6" style:family="paragraph" style:parent-style-name="Standard">
      <style:paragraph-properties fo:margin-top="0.199cm" fo:margin-bottom="0cm" fo:text-align="justify" style:justify-single-word="false" style:text-autospace="none"/>
      <style:text-properties style:font-name="Arial1" fo:font-size="11.5pt" style:font-name-asian="Arial1" style:font-size-asian="11.5pt" style:font-name-complex="Arial1" style:font-size-complex="11.5pt"/>
    </style:style>
    <style:style style:name="P7" style:family="paragraph" style:parent-style-name="Standard">
      <style:paragraph-properties fo:margin-left="0cm" fo:margin-right="0cm" fo:margin-top="0.3cm" fo:margin-bottom="0cm" fo:text-align="justify" style:justify-single-word="false" fo:text-indent="1cm" style:auto-text-indent="false" style:text-autospace="none"/>
      <style:text-properties style:font-name="Arial1" fo:font-size="12pt" style:font-name-asian="Arial1" style:font-size-asian="12pt" style:font-name-complex="Arial1" style:font-size-complex="12pt"/>
    </style:style>
    <style:style style:name="P8" style:family="paragraph" style:parent-style-name="Standard">
      <style:paragraph-properties fo:margin-left="0cm" fo:margin-right="0cm" fo:margin-top="0.4cm" fo:margin-bottom="0cm" fo:text-align="justify" style:justify-single-word="false" fo:text-indent="1cm" style:auto-text-indent="false" style:text-autospace="none"/>
      <style:text-properties style:font-name="Arial1" fo:font-size="12pt" style:font-name-asian="Arial1" style:font-size-asian="12pt" style:font-name-complex="Arial1" style:font-size-complex="12pt"/>
    </style:style>
    <style:style style:name="P9" style:family="paragraph" style:parent-style-name="Table_20_Contents">
      <style:paragraph-properties fo:text-align="justify" style:justify-single-word="false"/>
      <style:text-properties fo:font-size="12pt" style:font-size-asian="12pt" style:font-size-complex="12pt"/>
    </style:style>
    <style:style style:name="P10" style:family="paragraph" style:parent-style-name="Table_20_Contents">
      <style:paragraph-properties fo:text-align="center" style:justify-single-word="false"/>
      <style:text-properties style:font-name="Arial1" fo:font-size="10pt" style:font-name-asian="Arial1" style:font-size-asian="10pt" style:font-name-complex="Arial1" style:font-size-complex="10pt"/>
    </style:style>
    <style:style style:name="P11" style:family="paragraph" style:parent-style-name="Table_20_Contents">
      <style:paragraph-properties fo:text-align="start" style:justify-single-word="false"/>
      <style:text-properties style:font-name="Arial1" fo:font-size="10pt" style:font-name-asian="Arial1" style:font-size-asian="10pt" style:font-name-complex="Arial1" style:font-size-complex="10pt"/>
    </style:style>
    <style:style style:name="P12" style:family="paragraph" style:parent-style-name="Standard">
      <style:paragraph-properties fo:margin-left="0cm" fo:margin-right="0cm" fo:text-align="justify" style:justify-single-word="false" fo:text-indent="2.499cm" style:auto-text-indent="false" style:text-autospace="none"/>
      <style:text-properties style:font-name="Arial1" fo:font-size="12pt" style:font-name-asian="Arial1" style:font-size-asian="12pt" style:font-name-complex="Arial1" style:font-size-complex="12pt"/>
    </style:style>
    <style:style style:name="P13" style:family="paragraph" style:parent-style-name="Standard">
      <style:paragraph-properties fo:margin-left="0cm" fo:margin-right="0cm" fo:text-align="justify" style:justify-single-word="false" fo:text-indent="2.499cm" style:auto-text-indent="false" style:text-autospace="none"/>
    </style:style>
    <style:style style:name="P14" style:family="paragraph" style:parent-style-name="Text_20_body">
      <style:text-properties style:font-name="Arial2" fo:font-weight="bold"/>
    </style:style>
    <style:style style:name="P15" style:family="paragraph" style:parent-style-name="Text_20_body">
      <style:paragraph-properties fo:margin-left="1.251cm" fo:margin-right="0cm" fo:text-indent="0cm" style:auto-text-indent="false"/>
      <style:text-properties style:font-name="Arial2"/>
    </style:style>
    <style:style style:name="P16" style:family="paragraph" style:parent-style-name="Text_20_body">
      <style:paragraph-properties fo:margin-left="1.251cm" fo:margin-right="0cm" fo:text-align="justify" style:justify-single-word="false" fo:text-indent="0cm" style:auto-text-indent="false"/>
      <style:text-properties style:font-name="Arial2"/>
    </style:style>
    <style:style style:name="P17" style:family="paragraph" style:parent-style-name="Standard">
      <style:paragraph-properties fo:margin-left="1.251cm" fo:margin-right="0cm" fo:margin-top="0.4cm" fo:margin-bottom="0cm" fo:text-align="justify" style:justify-single-word="false" fo:text-indent="0cm" style:auto-text-indent="false"/>
      <style:text-properties style:font-name="Arial1" fo:font-size="12pt" style:font-name-asian="Arial1" style:font-size-asian="12pt" style:font-name-complex="Arial1" style:font-size-complex="12pt"/>
    </style:style>
    <style:style style:name="P18" style:family="paragraph" style:parent-style-name="Standard">
      <style:paragraph-properties fo:margin-left="1.251cm" fo:margin-right="0cm" fo:margin-top="0.4cm" fo:margin-bottom="0cm" fo:text-align="justify" style:justify-single-word="false" fo:text-indent="0cm" style:auto-text-indent="false" style:text-autospace="none"/>
      <style:text-properties style:font-name="Arial1" fo:font-size="12pt" style:font-name-asian="Arial1" style:font-size-asian="12pt" style:font-name-complex="Arial1" style:font-size-complex="12pt"/>
    </style:style>
    <style:style style:name="P19" style:family="paragraph" style:parent-style-name="Standard">
      <style:paragraph-properties fo:margin-left="1.251cm" fo:margin-right="0cm" fo:text-align="justify" style:justify-single-word="false" fo:text-indent="0cm" style:auto-text-indent="false" style:text-autospace="none"/>
      <style:text-properties style:font-name="Arial1" fo:font-size="12pt" style:font-size-asian="12pt" style:font-size-complex="12pt"/>
    </style:style>
    <style:style style:name="P20" style:family="paragraph" style:parent-style-name="Standard">
      <style:paragraph-properties fo:margin-top="0.4cm" fo:margin-bottom="0cm" fo:text-align="start"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21" style:family="paragraph" style:parent-style-name="Standard">
      <style:paragraph-properties fo:margin-left="0.499cm" fo:margin-right="0cm" fo:margin-top="0.4cm" fo:margin-bottom="0cm" fo:text-align="justify" style:justify-single-word="false" fo:text-indent="0cm" style:auto-text-indent="false" style:text-autospace="none"/>
      <style:text-properties style:font-name="Arial1" fo:font-size="12pt" style:font-name-asian="Arial1" style:font-size-asian="12pt" style:font-name-complex="Arial1" style:font-size-complex="12pt"/>
    </style:style>
    <style:style style:name="P22" style:family="paragraph" style:parent-style-name="Standard">
      <style:paragraph-properties fo:margin-left="0.499cm" fo:margin-right="0cm" fo:margin-top="0.4cm" fo:margin-bottom="0cm" fo:text-align="justify" style:justify-single-word="false" fo:text-indent="0cm" style:auto-text-indent="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23" style:family="paragraph" style:parent-style-name="Standard" style:list-style-name="L1">
      <style:text-properties style:font-name="Arial1" fo:font-weight="bold" style:font-name-asian="Arial1" style:font-weight-asian="bold" style:font-name-complex="Arial1" style:font-weight-complex="bold"/>
    </style:style>
    <style:style style:name="P24" style:family="paragraph" style:parent-style-name="Standard">
      <style:paragraph-properties fo:margin-left="1.251cm" fo:margin-right="0cm" fo:margin-top="0.4cm" fo:margin-bottom="0cm" fo:text-align="justify" style:justify-single-word="false" fo:text-indent="0cm" style:auto-text-indent="false" style:text-autospace="none"/>
      <style:text-properties style:font-name="Arial1" fo:font-size="12pt" style:font-name-asian="Arial1" style:font-size-asian="12pt" style:font-name-complex="Arial1" style:font-size-complex="12pt"/>
    </style:style>
    <style:style style:name="P25" style:family="paragraph" style:parent-style-name="Standard">
      <style:paragraph-properties fo:margin-left="1.251cm" fo:margin-right="0cm" fo:margin-top="0.4cm" fo:margin-bottom="0cm" fo:text-align="justify" style:justify-single-word="false" fo:text-indent="1cm" style:auto-text-indent="false" style:text-autospace="none"/>
      <style:text-properties style:font-name="Arial1" fo:font-size="12pt" style:font-name-asian="Arial1" style:font-size-asian="12pt" style:font-name-complex="Arial1" style:font-size-complex="12pt"/>
    </style:style>
    <style:style style:name="P26" style:family="paragraph" style:parent-style-name="Standard" style:list-style-name="L2">
      <style:paragraph-properties fo:margin-left="1.799cm" fo:margin-right="0cm" fo:margin-top="0.4cm" fo:margin-bottom="0cm" fo:text-align="justify" style:justify-single-word="false" fo:text-indent="-0.64cm" style:auto-text-indent="false" style:text-autospace="none">
        <style:tab-stops/>
      </style:paragraph-properties>
      <style:text-properties style:font-name="Arial1" fo:font-size="12pt" style:font-name-asian="Arial1" style:font-size-asian="12pt" style:font-name-complex="Arial1" style:font-size-complex="12pt"/>
    </style:style>
    <style:style style:name="P27" style:family="paragraph" style:parent-style-name="Standard" style:list-style-name="L2">
      <style:paragraph-properties fo:margin-left="1.799cm" fo:margin-right="0cm" fo:margin-top="0.4cm" fo:margin-bottom="0cm" fo:text-align="start" style:justify-single-word="false" fo:text-indent="-0.64cm" style:auto-text-indent="false" style:text-autospace="none">
        <style:tab-stops/>
      </style:paragraph-properties>
      <style:text-properties style:font-name="Arial1" fo:font-size="12pt" style:font-name-asian="Arial1" style:font-size-asian="12pt" style:font-name-complex="Arial1" style:font-size-complex="12pt"/>
    </style:style>
    <style:style style:name="P28" style:family="paragraph" style:parent-style-name="Standard" style:list-style-name="L2">
      <style:paragraph-properties fo:margin-left="1.799cm" fo:margin-right="0cm" fo:margin-top="0.4cm" fo:margin-bottom="0cm" fo:text-align="justify" style:justify-single-word="false" fo:text-indent="-0.64cm" style:auto-text-indent="false" style:text-autospace="none">
        <style:tab-stops/>
      </style:paragraph-properties>
    </style:style>
    <style:style style:name="P29" style:family="paragraph" style:parent-style-name="Standard">
      <style:paragraph-properties fo:margin-left="0cm" fo:margin-right="0cm" fo:margin-top="0cm" fo:margin-bottom="0cm" fo:text-align="justify" style:justify-single-word="false" fo:text-indent="0cm" style:auto-text-indent="false" style:text-autospace="none"/>
      <style:text-properties style:font-name="Arial2" fo:font-size="12pt" fo:font-weight="bold" style:font-name-asian="Arial1" style:font-size-asian="12pt" style:font-name-complex="Arial1" style:font-size-complex="12pt"/>
    </style:style>
    <style:style style:name="P30" style:family="paragraph" style:parent-style-name="Standard" style:list-style-name="L3">
      <style:paragraph-properties fo:margin-left="0cm" fo:margin-right="0cm" fo:margin-top="0.199cm" fo:margin-bottom="0cm" fo:text-align="justify" style:justify-single-word="false" fo:text-indent="0cm" style:auto-text-indent="false" style:text-autospace="none"/>
      <style:text-properties style:font-name="Arial1" fo:font-size="12pt" style:font-name-asian="Arial1" style:font-size-asian="12pt" style:font-name-complex="Arial1" style:font-size-complex="12pt"/>
    </style:style>
    <style:style style:name="P31" style:family="paragraph" style:parent-style-name="Text_20_body">
      <style:paragraph-properties fo:margin-left="1.251cm" fo:margin-right="0cm" fo:margin-top="0cm" fo:margin-bottom="0cm" fo:text-align="justify" style:justify-single-word="false" fo:text-indent="0cm" style:auto-text-indent="false" style:text-autospace="none"/>
      <style:text-properties style:font-name="Arial2" fo:font-size="12pt" fo:font-weight="normal" style:font-name-asian="Arial1" style:font-size-asian="12pt" style:font-weight-asian="normal" style:font-name-complex="Arial1" style:font-size-complex="12pt" style:font-weight-complex="normal"/>
    </style:style>
    <style:style style:name="P32" style:family="paragraph" style:parent-style-name="Text_20_body">
      <style:paragraph-properties fo:margin-left="0cm" fo:margin-right="0cm" fo:margin-top="0.3cm" fo:margin-bottom="0cm" fo:text-align="justify" style:justify-single-word="false" fo:text-indent="0cm" style:auto-text-indent="false" style:text-autospace="none"/>
      <style:text-properties style:font-name="Arial2" fo:font-size="12pt" fo:font-weight="bold" style:font-name-asian="Arial1" style:font-size-asian="12pt" style:font-name-complex="Arial1" style:font-size-complex="12pt"/>
    </style:style>
    <style:style style:name="P33" style:family="paragraph" style:parent-style-name="Text_20_body">
      <style:paragraph-properties fo:margin-left="0cm" fo:margin-right="0cm" fo:margin-top="0.4cm" fo:margin-bottom="0cm" fo:text-indent="0cm" style:auto-text-indent="false"/>
      <style:text-properties style:font-name="Arial2" fo:font-size="12pt" fo:font-weight="bold" style:font-size-asian="12pt" style:font-size-complex="12pt"/>
    </style:style>
    <style:style style:name="P34" style:family="paragraph" style:parent-style-name="Text_20_body">
      <style:text-properties style:font-name="Arial2" fo:font-weight="bold"/>
    </style:style>
    <style:style style:name="P35" style:family="paragraph" style:parent-style-name="Text_20_body">
      <style:paragraph-properties fo:margin-top="0.3cm" fo:margin-bottom="0.21cm"/>
      <style:text-properties style:font-name="Arial" fo:font-weight="bold" style:font-weight-asian="bold" style:font-weight-complex="bold"/>
    </style:style>
    <style:style style:name="T1" style:family="text">
      <style:text-properties style:font-name="Arial1" fo:font-size="12pt" fo:font-weight="bold" style:font-name-asian="Arial1" style:font-size-asian="12pt" style:font-weight-asian="bold" style:font-name-complex="Arial1" style:font-size-complex="12pt" style:font-weight-complex="bold"/>
    </style:style>
    <style:style style:name="T2" style:family="text">
      <style:text-properties style:font-name="Arial1" fo:font-size="12pt" style:font-name-asian="Arial1" style:font-size-asian="12pt" style:font-name-complex="Arial1" style:font-size-complex="12pt"/>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style:style style:name="T5" style:family="text">
      <style:text-properties fo:font-variant="normal" fo:text-transform="none" fo:color="#000000" style:font-name="Arial3" fo:font-size="12pt" fo:letter-spacing="normal" fo:font-style="normal" fo:font-weight="bold" style:font-name-asian="Arial1" style:font-size-asian="12pt" style:font-weight-asian="bold" style:font-name-complex="Arial1" style:font-size-complex="12pt" style:font-weight-complex="bold"/>
    </style:style>
    <style:style style:name="T6" style:family="text">
      <style:text-properties fo:color="#000000" style:font-name="Arial1" fo:font-size="12pt" fo:font-weight="bold" style:font-name-asian="Arial1" style:font-size-asian="12pt" style:font-weight-asian="bold" style:font-name-complex="Arial1" style:font-size-complex="12pt" style:font-weight-complex="bold"/>
    </style:style>
    <style:style style:name="T7" style:family="text">
      <style:text-properties style:font-name-asian="Arial1" style:font-name-complex="Arial1"/>
    </style:style>
    <style:style style:name="T8"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igura1" text:anchor-type="paragraph" svg:x="0.007cm" svg:y="0cm" svg:width="3.119cm" svg:height="1.722cm" draw:z-index="0"><draw:image xlink:href="Pictures/2000000700000C2F000006BA1328136E.svm" xlink:type="simple" xlink:show="embed" xlink:actuate="onLoad"/></draw:frame>CONTRATO DE PRESTAÇÃO DE SERVIÇOS</text:p>
      <text:list xml:id="list35335095" text:style-name="L1">
        <text:list-item>
          <text:p text:style-name="P23"><text:s text:c="54"/>PROJETO NOVO SITE -</text:p>
        </text:list-item>
        <text:list-item>
          <text:p text:style-name="P23"/>
        </text:list-item>
      </text:list>
      <text:p text:style-name="P3"/>
      <text:p text:style-name="P13"><text:span text:style-name="T1">Partes: São partes deste contrato Sr. LAURO ASSIS LIMA DE BRITO, inscrito como profissional autônomo na </text:span><text:span text:style-name="T2">área de informática na Prefeitura de Osasco sob o nº </text:span><text:span text:style-name="T1">46.85-87</text:span><text:span text:style-name="T2">, residente à Rua Jacarezinho, 238 - apto. 15, Conjunto Habitacional Castelo Branco em Carapicuiba - SP, portador do RG nº 8.497.209 e do CPF nº </text:span><text:span text:style-name="T1">905.404.768-20</text:span><text:span text:style-name="T2">, doravante designado prestador de serviços, e a EMPRESA CONTRATANTE </text:span><text:span text:style-name="T1">AMF – Associação Mineira de Farmacêuticos</text:span><text:span text:style-name="T2">, inscrita no </text:span><text:span text:style-name="T1">CNPJ Nº 17.431.743/0001-19</text:span><text:span text:style-name="T2">, com sede na A</text:span><text:span text:style-name="T1">venida do Contorno, 9215, salas 501/502 </text:span><text:span text:style-name="T6">- </text:span><text:span text:style-name="T5">Ed. Humberto Martins Vieira Prado – CEP 30110-130 - Belo Horizonte/MG</text:span><text:span text:style-name="T6"> </text:span><text:span text:style-name="T1"><text:s/></text:span><text:span text:style-name="T2">representada aqui por sua Presidente </text:span><text:span text:style-name="T1">JACQUELINE MANSUR PEIXOTO, </text:span><text:span text:style-name="T2">inscrita no CPF sob nº 000.000.000-00 e RG nº 000.000.000, doravante designado cliente.</text:span></text:p>
      <text:p text:style-name="P12"/>
      <text:p text:style-name="P4">1. Do prestador de serviços:</text:p>
      <text:p text:style-name="P21">Preparar no servidor a estrutura necessária para publicação do novo site utilizando como plataforma de desenvolvimento o Zend Framework e linguagem de programação PHP.</text:p>
      <text:p text:style-name="P21">A base de dados (SQLServer 2008) permanecerá com a mesma estrutura e tabelas, porém novas tabelas serão criadas de acordo com as necessidades do novo site.</text:p>
      <text:p text:style-name="P21">Todas as opções contantes no site anterior serão migradas para o novo site, obedecendo as disposições do novo layout. Alguns links poderão ser agrupados para facilitar a identificação e navegação pelos usuários.</text:p>
      <text:p text:style-name="P21">Alguns links que possuam sub-links serão disponibilizados na forma de hot-site, ou seja, um min-site com menu próprio porém com links para acesso ao site principal. Esses hotsites ficarão hospedados dentro do site principal, porém, numa pasta específica, sem qualquer interferência ao site principal mas mantendo o layout para não perder a identidade visual.</text:p>
      <text:p text:style-name="P22">- Estrutura principal:</text:p>
      <text:p text:style-name="P18">As cores básicas serão azul-claro e laranja, com suas variações onde houver necessidade de destaques. O preto, cinza, laranja e azul poderão ainda ser utilizados desde que numa tonalidade fraca, somente para destacar um texto ou um link.</text:p>
      <text:p text:style-name="P18">O topo conterá o logo, um slogan, data de acesso e uma foto que represente o segmento a que o site se enquadre.</text:p>
      <text:p text:style-name="P18">Abaixo do topo uma linha de status que mostra o link atual e caso o usuário esteja logado, mostrará o nome do usuário assim como um link para encerrar a sessão ou seja, executar logout no sistema.</text:p>
      <text:p text:style-name="P18">A parte central do site será dividida em 5 (cinco) colunas sendo a primeira utilizada para dispor o menu lateral, 3 colunas para publicação de noticias, serviços, eventos, sendo que no início o sistema irá utilizar somente duas colunas para mais destaque das informações que conterão além de textos, fotos relativas ao assunto.</text:p>
      <text:p text:style-name="P25">Na coluna à esquerda, além do menu lateral, estára´disponível imagens com links para Novos Associados, Login de Associados, Inclusão na lista de Mailing e atalho para o webmail da locaweb para acesso às contas de e-mail da associação.</text:p>
      <text:p text:style-name="P8"/>
      <text:p text:style-name="P18"><text:soft-page-break/>Na coluna central (3 colunas) na parte supeior será destinado a publicação de banners rotativos com finalidade de divulgação de eventos da associação, parceiros ou patrocinadores cuja captação e gerenciamento ficam a cargo da própria associação.</text:p>
      <text:p text:style-name="P18">Caso o site venha a ter banners de patrocinadores, os arquivos deverão ser enviados já preparados e corretos para publicação. Nenhum banner de patrocinador será criado, uma vez que este contrato não abrange prestação de serviços para parceiros ou patrocinadores, exceto quando orçado e aprovado com antecedência.</text:p>
      <text:p text:style-name="P18">Abaixo do banner principal, poderão ser divulgados os cursos da associação e mais abaixo, notícias do setor.</text:p>
      <text:p text:style-name="P18">No lado direito uma coluna específica para publicação de banners (patrocinados ou não). Estes banners deverão obedecer aos tamanhos definidos no link Regras para Anúncios e os preços para publicação deverão ser definidos pelo próprio cliente, assim como as negociações junto ao interessado. O prestador de serviços não terá qualquer responsabilidade sobre o banner veiculado que deverá ser enviado dentro dos padrões e características dispostas no link Regras para Anúncios. O prestador de serviços não tem qualquer obrigação de criar ou adaptar banners de terceiros mesmo que seja patrocinado, uma vez que este contrato estabelece a prestação de serviços somente ao contratante não se extendendo-se a parceiros ou patrocinadores.</text:p>
      <text:p text:style-name="P18">O site contará com um sistema administrativo acessível através de senhas específicas e com níveis para liberar acessos aos links. Dentro do sistema administrativo, estarão disponíveis links para atualização de notícias, agenda da diretoria, agenda anual de eventos e links para administração de inscrições em cursos, geração, alterações e baixas de boletos de pagamento além de relatórios específicos conforme a necessidade da secretaria.</text:p>
      <text:p text:style-name="P22">- Links do site principal</text:p>
      <text:list xml:id="list35319968" text:style-name="L2">
        <text:list-item>
          <text:p text:style-name="P26">Página Inicial:- Acesso a homepage, ou seja, página de início.</text:p>
        </text:list-item>
        <text:list-item>
          <text:p text:style-name="P26">Sobre a AMF – Texto explicativo sobre a história da associação.</text:p>
        </text:list-item>
        <text:list-item>
          <text:p text:style-name="P26">Diretoria Atual: publicação de mini-currículos e foto dos membros da diretoria. (Este link por ser estático será atualizado pelo prestador de seviços)</text:p>
        </text:list-item>
        <text:list-item>
          <text:p text:style-name="P26">Agenda da Diretoria: Atualizado pela própria associação através do sistema administrativo. Cada membro da diretoria poderá ter uma senha para acesso a área administrativa e publicar sua própria agenda.</text:p>
        </text:list-item>
        <text:list-item>
          <text:p text:style-name="P26">Estatuto Social – Estatuto Social em pdf. Deve-se fazer uma revisão completa no estatuto social, gerar o pdf ou enviar o arquivo em doc para geração do pdf para publicação no novo site.</text:p>
        </text:list-item>
        <text:list-item>
          <text:p text:style-name="P26">Nossa Localização – Mapa destacando a localização da sede da associação com endereço completo, telefones e outras formas de contatos disponíveis.</text:p>
        </text:list-item>
        <text:list-item>
          <text:p text:style-name="P26">Agenciamento – Este link é destinado aos usuários interessados em publicar seus currículos. Estes currículos ficarão disponíveis numa base de dados para posterior pesquisa pelo parceiros ou patrocinadores quando houver disponibilidade de vagas.</text:p>
        </text:list-item>
        <text:list-item>
          <text:p text:style-name="P26">Links Úteis: Somente links externos para outros sites de interesse da associação.</text:p>
        </text:list-item>
        <text:list-item>
          <text:p text:style-name="P28"><text:span text:style-name="T2">Legislação: Links ou textos sobre a legislação atual do setor. Este link será </text:span><text:span text:style-name="T2">estático e atualizado pelo prestador de serviços, quando necessitar alterações, inclusões ou </text:span><text:soft-page-break/><text:span text:style-name="T2">exclusões, mediante o comunicado por email da associação.</text:span></text:p>
        </text:list-item>
        <text:list-item>
          <text:p text:style-name="P26">Galeria de Fotos: Atualizado pela própria associação através do sistema administrativo que poderá além de enviar as fotos, excluir fotos ou eventos ultrapassados.</text:p>
        </text:list-item>
        <text:list-item>
          <text:p text:style-name="P26">Agenda Anual de Eventos: Atualizado pela própria associação através do sistema administrativo com opções para inclusão, exclusão e alterações. Neste link poderá veicular banners de parceiros ou patrocinadores. O gerenciamento desses banners ficam a cargo do prestador de serviços. Os banners para publicação nesta área deverão obedecer aos critérios fornecidos pelo prestador de serviços e comunicados por email quando deverão ser retirados do site.</text:p>
        </text:list-item>
        <text:list-item>
          <text:p text:style-name="P26">Cursos de Especialização e Cursos de Atualização: será mostrado uma lista com os cursos oferecidos, assim como datas de início e títulos dos cursos. Cada curso deverá ter link para uma página explicativa que poderá ser na forma de texto ou imagem e um link no final para inscrição online.</text:p>
        </text:list-item>
        <text:list-item>
          <text:p text:style-name="P26"><text:s/>Fale Conosco: formulário contendo campos básicos para que os usuários possam entrar em contato e solicitar informações ou tirar dúvidas.</text:p>
        </text:list-item>
        <text:list-item>
          <text:p text:style-name="P26">Associe-se: Este link irá criar um cadastro de usuário que poderá ser de um associado ou empresas interessadas em divulgar suas vagas no site.</text:p>
        </text:list-item>
        <text:list-item>
          <text:p text:style-name="P27">Login: Este link permite ao usuário logado conforme seu tipo de cadastro (associado, aluno, parceiro ou patrocinador) <text:s/>executar diversas tarefas como:<text:line-break/>- Atualizar seu cadastro.<text:line-break/>- Gerar boletos para pagamento.<text:line-break/>- Imprimir boletos para pagamento.<text:line-break/>- Imprimir contratos (cursos)<text:line-break/>- outras opções de acordo com as necessidades futuras.</text:p>
        </text:list-item>
        <text:list-item>
          <text:p text:style-name="P27">Cadastro na lista de Mailing da associação.</text:p>
        </text:list-item>
        <text:list-item>
          <text:p text:style-name="P27">Acesso às contas de email na locaweb.<text:line-break/><text:line-break/><text:line-break/>Estes links foram criados de acordo com a versão anterior do site, porém novos links poderão ser disponibilizados de acordo com necessidades futuras.<text:line-break/><text:line-break/></text:p>
        </text:list-item>
        <text:list-item>
          <text:p text:style-name="P27"><text:span text:style-name="T3">Área Administrativa:<text:line-break/></text:span>Link para manutenção e gerenciamento de cadastros.<text:line-break/>Links para manutenção e gerenciamento da agenda da diretoria.<text:line-break/>Link para manutenção e gerenciamento dos cursos da associação.<text:line-break/>Link para manutenção e gerenciamento da agenda anual de eventos.<text:line-break/>Link para manutenção e gerenciamento de inscrições online.<text:line-break/>Link para manutenção e gerenciamento de reserva de vagas em cursos futuros.<text:line-break/>Link para manutenção e gerencamento de Boletos para associados e alunos.<text:line-break/><text:line-break/>Novos links poderão ser criados de acordo com as solicitações e necessidades da associação visando melhor gerenciamento das informações.<text:line-break/><text:line-break/><text:line-break/></text:p>
        </text:list-item>
      </text:list>
      <text:p text:style-name="P29"><text:soft-page-break/>2. Do Valor:</text:p>
      <text:p text:style-name="P31">O valor do projeto é R$ 4.000,00 (quatro mil reais) que poderá ser pago em 04(quatro) parcelas iguais e consecutivas no valor de R$ 1.000,00 (hum mil reais) cada parcela com vencimentos à vista, 30, 60 e 90 dias.</text:p>
      <text:p text:style-name="P32">3. Do cliente:</text:p>
      <text:p text:style-name="P31">O cliente deverá pagar mensalmente as parcelas descritas acima, além do valor corrente dos serviços de hospedagem, bem como qualquer despesa proveniente do serviço de hospedagem, diretamente à empresa responsável pelo serviço, no caso a Locaweb.</text:p>
      <text:p text:style-name="P35">4. A hospedagem:</text:p>
      <text:p text:style-name="P16">Para a hospedagem: A empresa responsável pela hospedagem será a Locaweb. <text:span text:style-name="T2">O novo site ficará hospedado no endereço </text:span><text:a xlink:type="simple" xlink:href="http://www.sbrafh.org.br/site"><text:span text:style-name="T2">http://www.amfar.com.br/site</text:span></text:a><text:span text:style-name="T2"> (em substituição ao anterior). Na raiz do domínio será feito um direcionamento para o endereço acima, ficando transparente para o usuário.</text:span>Os valores desse serviço serão pagos mensalmente ao provedor, referente ao plano “Hospedagem 1 Profissional” na plataforma Windows ou Linux, sendo alterados de acordo com os reajustes dessa empresa. Havendo necessidade de mais um serviço de hospedagem, esse será escolhido pelo prestador de serviços, de acordo com as necessidades técnicas do projeto e em acordo com o cliente.</text:p>
      <text:p text:style-name="P14">5. Os domínios:</text:p>
      <text:p text:style-name="P16">Os domínios registrados e outros que vierem a ser utilizado posteriormente, usados como redirecionamento à(s) área(s) de hospedagem do “web-site” são de propriedade do cliente, cabendo a ele usá-los da maneira como achar conveniente, bem como deverá arcar com todos os custos provenientes, tais como registro na Registro.br, Reserva de Domínio junto à locaweb com ou sem redirecionamento.</text:p>
      <text:p text:style-name="P14">6. O “web-site”:</text:p>
      <text:p text:style-name="P15">O “web-site” será projetado para que qualquer tipo de usuário de internet, com qualquer tipo de conexão disponível no mercado, possa ter uma visualização satisfatória do seu conteúdo.</text:p>
      <text:p text:style-name="P14">7. As ampliações e novos serviços feitos nos “web-sites”:</text:p>
      <text:p text:style-name="P16">Querendo o cliente ampliar e/ou incluir novos serviços ao “web-site”, serão novos produtos, não se enquadrando nos termos desse contrato e deverá ser feito um orçamento prévio para aprovação.</text:p>
      <text:p text:style-name="P14">8. Do pagamento</text:p>
      <text:p text:style-name="P16">O pagamento deverá será feito mensalmente até o dia 10 de cada mês, através da apresentação do respectivo Recibo de Prestação de Serviços.</text:p>
      <text:p text:style-name="P14">9. Da Vigência:</text:p>
      <text:p text:style-name="P16">O presente contrato tem caráter de vigência somente até a publicação final do web-site, caso nenhuma das partes demonstre disposição em contrário</text:p>
      <text:p text:style-name="P33">10. Do encerramento:</text:p>
      <text:p text:style-name="P17"><text:span text:style-name="T8">O encerramento deste contrato se dará a qualquer instante, por escrito, por quaisquer uma das partes constantes no caput do mesmo, observando-se o prazo mínimo de 30 dias para que a solicitação seja acatada pela outra parte. A contratante somente responderá pelos débitos, referentes a este contrato, dos meses não faturados, e dos dias restantes até o acatamento de solicitação da rescisão do contrato. Por outro lado, caso a solicitação de rescisão do contrato seja feita pelo contratado, estabelece-se o mesmo prazo, cabendo ao mesmo, atender solicitações </text:span>de atendimento por parte da contratante nas condições contratuais já delineadas em cláusulas anteriores.<text:line-break/><text:soft-page-break/></text:p>
      <text:p text:style-name="P20">11. O Foro:</text:p>
      <text:p text:style-name="P19"><text:span text:style-name="T7">Os contratantes elegem o fórum da comarca de Osasco - SP, para nele serem derimidas todas as questões resultantes ou oriundas do presente compromisso. Uma vez necessário ingresso em juízo para eventuais questões resultantes ou oriundas do presente instrumento e a parte que for juldada infratora, arcará com todas as despesas judiciais, honorários advocatícios, multas convencionais e outros encargos legais. As cláusulas e condições omissas neste contrato reger-se-ão pelas disposições das leis em vigor. Os contratantes declaram aceitar o presente compromisso e todos os seus termos aqui explicitados, e para todos os fins de direitos assinam o presente em duas vias de igual </text:span><text:span text:style-name="T7">teor e forma perante duas testemunhas presentes a todos os atos.</text:span></text:p>
      <text:p text:style-name="P7"/>
      <text:list xml:id="list35312884" text:style-name="L3">
        <text:list-header>
          <text:p text:style-name="P30"/>
        </text:list-header>
      </text:list>
      <text:p text:style-name="P5">Carapicuiba, 04 de Fevereiro de 2013.</text:p>
      <text:p text:style-name="P6"/>
      <text:p text:style-name="P6">De Acordo</text:p>
      <text:p text:style-name="P6"/>
      <text:p text:style-name="P6"/>
      <text:p text:style-name="P6"/>
      <table:table table:name="Tabela1" table:style-name="Tabela1">
        <table:table-column table:style-name="Tabela1.A"/>
        <table:table-column table:style-name="Tabela1.B"/>
        <table:table-column table:style-name="Tabela1.C"/>
        <table:table-row>
          <table:table-cell table:style-name="Tabela1.A1" office:value-type="string">
            <text:p text:style-name="P10"><text:line-break/><text:line-break/><text:line-break/><text:line-break/><text:line-break/>ASSINATURA DO CONTRANTE<text:line-break/>Jacqueline Mansur Peixoto<text:line-break/>Presidente</text:p>
          </table:table-cell>
          <table:table-cell table:style-name="Tabela1.A1" office:value-type="string">
            <text:p text:style-name="P9"/>
          </table:table-cell>
          <table:table-cell table:style-name="Tabela1.A1" office:value-type="string">
            <text:p text:style-name="P10"><text:line-break/><text:line-break/><text:line-break/><text:line-break/><text:line-break/>ASSINATURA DO CONTRATADO<text:line-break/><text:span text:style-name="T4">Lauro Assis Lima de Brito</text:span></text:p>
            <text:p text:style-name="P1">Webmaster</text:p>
          </table:table-cell>
        </table:table-row>
        <table:table-row>
          <table:table-cell table:style-name="Tabela1.A1" office:value-type="string">
            <text:p text:style-name="P10"><text:line-break/><text:line-break/><text:line-break/><text:line-break/>TESTEMUNHA 1</text:p>
            <text:p text:style-name="P11">Nome:<text:line-break/>CPF:</text:p>
          </table:table-cell>
          <table:table-cell table:style-name="Tabela1.A1" office:value-type="string">
            <text:p text:style-name="P9"/>
          </table:table-cell>
          <table:table-cell table:style-name="Tabela1.A1" office:value-type="string">
            <text:p text:style-name="P10"><text:line-break/><text:line-break/><text:line-break/><text:line-break/>TESTEMUNHA 2</text:p>
            <text:p text:style-name="P11">Nome:<text:line-break/>CPF:</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Arial3" svg:font-family="Arial, Helvetica, sans-serif, Verdana, Tahoma"/>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meta:creation-date>2012-04-09T19:49:50</meta:creation-date>
    <dc:date>2013-02-06T15:21:10.36</dc:date>
    <meta:editing-cycles>27</meta:editing-cycles>
    <meta:editing-duration>PT04H20M10S</meta:editing-duration>
    <dc:creator>Lauro A L Brito Brito</dc:creator>
    <meta:document-statistic meta:table-count="1" meta:image-count="1" meta:object-count="0" meta:page-count="5" meta:paragraph-count="67" meta:word-count="1931" meta:character-count="12502"/>
    <meta:user-defined meta:name="Informações 1"/>
    <meta:user-defined meta:name="Informações 2"/>
    <meta:user-defined meta:name="Informações 3"/>
    <meta:user-defined meta:name="Informações 4"/>
  </office:meta>
</office:document-meta>
</file>